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4">
          <table:table-cell table:number-columns-repeated="2"/>
        </table:table-row>
        <table:table-row table:style-name="ro1">
          <table:table-cell table:style-name="ce1" office:value-type="string">
            <text:p>LP11 hole: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Button width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Button heigh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Button Xc-c</text:p>
          </table:table-cell>
          <table:table-cell table:formula="of:=0.6*25.4" office:value-type="float" office:value="15.24">
            <text:p>15,24</text:p>
          </table:table-cell>
        </table:table-row>
        <table:table-row table:style-name="ro1">
          <table:table-cell office:value-type="string">
            <text:p>Button Yc-c</text:p>
          </table:table-cell>
          <table:table-cell table:formula="of:=0.6*25.4" office:value-type="float" office:value="15.24">
            <text:p>15,24</text:p>
          </table:table-cell>
        </table:table-row>
        <table:table-row table:style-name="ro1">
          <table:table-cell office:value-type="string">
            <text:p>Border space: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#Buttons X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#Buttons Y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Dim X</text:p>
          </table:table-cell>
          <table:table-cell table:formula="of:=[.B18]*([.B22]-1)+[.B16]+2*[.B20]" office:value-type="float" office:value="123.08">
            <text:p>123,08</text:p>
          </table:table-cell>
        </table:table-row>
        <table:table-row table:style-name="ro1">
          <table:table-cell table:style-name="ce1" office:value-type="string">
            <text:p>Dim Y</text:p>
          </table:table-cell>
          <table:table-cell table:formula="of:=[.B19]*([.B23]-1)+[.B17]+2*[.B20]" office:value-type="float" office:value="16.4">
            <text:p>16,4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1" office:value-type="string">
            <text:p>General button hole:</text:p>
          </table:table-cell>
          <table:table-cell/>
        </table:table-row>
        <table:table-row table:style-name="ro1">
          <table:table-cell office:value-type="string">
            <text:p>Hole width</text:p>
          </table:table-cell>
          <table:table-cell table:style-name="ce2" office:value-type="float" office:value="16.4">
            <text:p>16,4000</text:p>
          </table:table-cell>
        </table:table-row>
        <table:table-row table:style-name="ro1">
          <table:table-cell office:value-type="string">
            <text:p>Hole 1 coord</text:p>
          </table:table-cell>
          <table:table-cell table:style-name="ce2" office:value-type="float" office:value="21.26">
            <text:p>21,2600</text:p>
          </table:table-cell>
        </table:table-row>
        <table:table-row table:style-name="ro1">
          <table:table-cell office:value-type="string">
            <text:p>Hole 2 coord</text:p>
          </table:table-cell>
          <table:table-cell table:style-name="ce2" office:value-type="float" office:value="127.94">
            <text:p>127,9400</text:p>
          </table:table-cell>
        </table:table-row>
        <table:table-row table:style-name="ro1">
          <table:table-cell/>
          <table:table-cell table:style-name="ce2"/>
        </table:table-row>
        <table:table-row table:style-name="ro2">
          <table:table-cell table:style-name="ce1" office:value-type="string">
            <text:p>Center:</text:p>
          </table:table-cell>
          <table:table-cell table:style-name="ce2" table:formula="of:=([.B35]-[.B34])/2+[.B34]" office:value-type="float" office:value="74.6">
            <text:p>74,6000</text:p>
          </table:table-cell>
        </table:table-row>
        <table:table-row table:style-name="ro1">
          <table:table-cell table:style-name="ce1" office:value-type="string">
            <text:p>Width:</text:p>
          </table:table-cell>
          <table:table-cell table:style-name="ce2" table:formula="of:=ABS([.B34]-[.B35])+[.B33]" office:value-type="float" office:value="123.08">
            <text:p>123,080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2">02-10-2012</text:date>, <text:time>01:0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05T19:58:10</meta:creation-date>
    <dc:date>2012-10-02T01:08:14</dc:date>
    <meta:editing-duration>PT03H35M05S</meta:editing-duration>
    <meta:editing-cycles>5</meta:editing-cycles>
    <meta:generator>NeoOffice/3.2.1$Unix OpenOffice.org_project/Patch 4</meta:generator>
    <meta:document-statistic meta:table-count="3" meta:cell-count="31" meta:object-count="0"/>
  </office:meta>
</office:document-meta>
</file>